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3.6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11cm" fo:break-before="auto" style:use-optimal-row-height="true"/>
    </style:style>
    <style:style style:name="ro2" style:family="table-row">
      <style:table-row-properties style:row-height="0.65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37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-bottom="0.199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035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26pt solid #000000" style:text-align-source="fix" style:repeat-content="false" fo:background-color="transparent" fo:wrap-option="wrap" fo:border-left="none" fo:padding-bottom="0.199cm" fo:padding-left="0.035cm" fo:padding-right="0.035cm" fo:padding-top="0.035cm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padding-bottom="0.035cm" fo:padding-left="0.035cm" fo:padding-right="0.035cm" fo:padding-top="0.199cm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8" table:default-cell-style-name="ce3"/>
        <table:table-column table:style-name="co5" table:default-cell-style-name="ce3"/>
        <table:table-row table:style-name="ro1">
          <table:table-cell table:style-name="ce5" office:value-type="string" calcext:value-type="string">
            <text:p>Phonetician</text:p>
          </table:table-cell>
          <table:table-cell table:style-name="ce5" office:value-type="string" calcext:value-type="string">
            <text:p>Phonetician’s gender</text:p>
          </table:table-cell>
          <table:table-cell table:style-name="ce5" office:value-type="string" calcext:value-type="string">
            <text:p>Number of Cardinal Vowels</text:p>
          </table:table-cell>
          <table:table-cell table:style-name="ce5" office:value-type="string" calcext:value-type="string">
            <text:p>Sourc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Alvin Leong</text:p>
          </table:table-cell>
          <table:table-cell table:style-name="ce10" office:value-type="string" calcext:value-type="string">
            <text:p>male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https://www.alvinleong.info/sounds/cardinals.html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“Australianlinguistics”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https://australianlinguistics.com/speech-sounds/cardinal-vowels-2/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Bruce Haye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https://linguistics.ucla.edu/people/hayes/103/Charts/VChart/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Daniel Jone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://www.madore.org/~david/misc/linguistic/cardinal-vowels/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Dan Lenard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https://www.internationalphoneticalphabet.org/ipa-sounds/ipa-chart-with-sounds/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David Mador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://www.madore.org/~david/misc/linguistic/cardinal-vowels/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Iza Grabarczyk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Jill Hous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wells/wells.html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John Wells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wells/wells.html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Jonathan Dows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s://jbdowse.com/ipa/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J<text:span text:style-name="T1">ü</text:span>rgen Handke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ttps://www.youtube.com/watch?v=xa5bG_wrK7s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Łukasz Stolarski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“Macquire University”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ttps://www.mq.edu.au/about/about-the-university/faculties-and-departments/medicine-and-health-sciences/departments-and-centres/department-of-linguistics/our-research/phonetics-and-phonology/speech/phonetics-and-phonology/transcription/ipa-vowel-symbols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Magda Zając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Ola Matysiak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string" calcext:value-type="string">
            <text:p>https://drive.google.com/drive/folders/1ov8dkQrCYmiR6jEzYWM3sUJRAS6xV5D1?usp=sharing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Peter Ladefoged 1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“IPA Help” software available at: https://software.sil.org/ipahelp2-1/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Peter Ladefoged 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http://www.phonetics.ucla.edu/course/chapter1/vowels.html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“University of Sheffield”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tps://learnipa.group.shef.ac.uk/IPAChart/charts/vowels.html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“University of Sheffield”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ttps://learnipa.group.shef.ac.uk/IPAChart/charts/vowels.html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“University of Victoria”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http://web.uvic.ca/ling/resources/ipa/charts/IPAlab/IPAlab.htm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“Wikipedia”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https://en.wikipedia.org/wiki/Cardinal_vowels</text:p>
          </table:table-cell>
          <table:table-cell table:number-columns-repeated="1019"/>
        </table:table-row>
        <table:table-row table:style-name="ro8" table:number-rows-repeated="104855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DejaVu Sans Condensed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Stolarski</meta:initial-creator>
    <meta:creation-date>2020-08-01T17:38:34</meta:creation-date>
    <dc:date>2024-03-22T19:35:39.496956376</dc:date>
    <dc:creator>Łukasz Stolarski</dc:creator>
    <meta:editing-duration>PT3H6M39S</meta:editing-duration>
    <meta:editing-cycles>40</meta:editing-cycles>
    <meta:generator>LibreOffice/7.3.7.2$Linux_X86_64 LibreOffice_project/30$Build-2</meta:generator>
    <meta:document-statistic meta:table-count="3" meta:cell-count="88" meta:object-count="0"/>
  </office:meta>
</office:document-meta>
</file>